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ая задача</text:p>
      <text:p text:style-name="P3"/>
      <text:p text:style-name="P3">Условие:</text:p>
      <text:p text:style-name="P3">Склонируйте заготовку проекта по ссылке.</text:p>
      <text:p text:style-name="P3">«На море на океане есть остров, на том острове дуб стоит, под дубом сундук зарыт, в сундуке — заяц, в зайце — утка, в утке — яйцо, в яйце — игла, — смерть Кощея»</text:p>
      <text:p text:style-name="P3">Зависимости остались прежние. В упражнении появился компонент Кощей Бессмертный (KoscheiTheDeathless), который расскажет, где находится его смерть, если вызвать метод getRulesByDeth().</text:p>
      <text:p text:style-name="P3">Для описания поиска смерти использованы классы в пакете models. Для вашего удобства они были пронумерованы: Ocean1, Island2, Wood3 и так далее.</text:p>
      <text:p text:style-name="P3">Чтобы Спринг видел все бины, в классе AppConfig была добавлена аннотация @ComponentScan.</text:p>
      <text:p text:style-name="P3">В Спринге связать бины можно различными способами, рассмотрим их на примере:</text:p>
      <text:p text:style-name="P3">1) KoscheiTheDeathless связывается с Ocean1 через сеттер setOcean и аннотации @Autowired над ней.</text:p>
      <text:p text:style-name="P3">2) Ocean1 связан с Island2 через поле и аннотацию, которая подтянет бин Island2 через метод getIsland() в классе AppConfig. Обратите внимание, что данный метод обозначен аннотацией @Bean, что автоматически подтягивает аргументы в метод. В качестве аргумента выступает бин Wood3.</text:p>
      <text:p text:style-name="P3">3) Бин Wood3 помечен как компонент, который конструируется через связывание по @Autowired с помощью конструктора.</text:p>
      <text:p text:style-name="P3"/>
      <text:p text:style-name="P3">Задание:</text:p>
      <text:p text:style-name="P3">Собрать цепочку до 8го элемента, использовав все вышеперечисленные методы связывания. После выполнения вы должны получить полную фразу. Проверьте своё решение тестом из загото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6.1.5.2$Linux_X86_64 LibreOffice_project/10$Build-2</meta:generator>
    <dc:date>2021-11-20T20:35:59.061296046</dc:date>
    <meta:editing-duration>PT12H42M45S</meta:editing-duration>
    <meta:editing-cycles>16</meta:editing-cycles>
    <meta:document-statistic meta:table-count="0" meta:image-count="0" meta:object-count="0" meta:page-count="1" meta:paragraph-count="13" meta:word-count="192" meta:character-count="1394" meta:non-whitespace-character-count="1210"/>
  </office:meta>
</office:document-meta>
</file>